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828c" officeooo:paragraph-rsid="0005828c"/>
    </style:style>
    <style:style style:name="P2" style:family="paragraph" style:parent-style-name="Standard">
      <style:text-properties fo:font-size="12pt" officeooo:rsid="0005828c" officeooo:paragraph-rsid="0005828c" style:font-size-asian="10.5pt" style:font-size-complex="12pt"/>
    </style:style>
    <style:style style:name="P3" style:family="paragraph" style:parent-style-name="Standard">
      <style:text-properties fo:font-size="12pt" officeooo:rsid="0005828c" officeooo:paragraph-rsid="0005828c" style:font-size-asian="10.5pt" style:font-size-complex="12pt"/>
    </style:style>
    <style:style style:name="P4" style:family="paragraph" style:parent-style-name="Standard">
      <style:text-properties fo:font-size="12pt" officeooo:rsid="0005c54d" officeooo:paragraph-rsid="0005c54d" style:font-size-asian="10.5pt" style:font-size-complex="12pt"/>
    </style:style>
    <style:style style:name="P5" style:family="paragraph" style:parent-style-name="Standard">
      <style:text-properties fo:font-size="12pt" officeooo:rsid="00070185" officeooo:paragraph-rsid="00070185" style:font-size-asian="10.5pt" style:font-size-complex="12pt"/>
    </style:style>
    <style:style style:name="T1" style:family="text">
      <style:text-properties officeooo:rsid="0007018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 candidat REAL RELATION{</text:p>
      <text:p text:style-name="P1"><text:tab/>no_acndidats</text:p>
      <text:p text:style-name="P1"><text:tab/>nom_candidats</text:p>
      <text:p text:style-name="P1"><text:tab/>prenom_Candidats</text:p>
      <text:p text:style-name="P1"><text:tab/>adresse_candidats</text:p>
      <text:p text:style-name="P1"><text:tab/>date_naissance</text:p>
      <text:p text:style-name="P1"><text:tab/>lib_fonction</text:p>
      <text:p text:style-name="P1"/>
      <text:p text:style-name="P1">}KEY{no_Candidats}</text:p>
      <text:p text:style-name="P1"/>
      <text:p text:style-name="P2">CONSTRAINT candidat_fk_formation </text:p>
      <text:p text:style-name="P2">candidats{lib_formation} &lt; <text:s/>= <text:s/>formation{lib_formation},</text:p>
      <text:p text:style-name="P2"/>
      <text:p text:style-name="P2">fk : compose{code_uv} &lt; <text:s/>= <text:s/>uv {code}</text:p>
      <text:p text:style-name="P2">1* <text:s/>uv{code_uv} <text:s/>&lt; <text:s text:c="2"/>= <text:s/>compose{code_uv}</text:p>
      <text:p text:style-name="P2">inclusion </text:p>
      <text:p text:style-name="P2"/>
      <text:p text:style-name="P2">********************voir internet*************************</text:p>
      <text:p text:style-name="P2">constraint intégrité et contraint relationnelle</text:p>
      <text:p text:style-name="P2"/>
      <text:p text:style-name="P2"/>
      <text:p text:style-name="P2"/>
      <text:p text:style-name="P4">Dépendances fonctionnelles :</text:p>
      <text:p text:style-name="P4">C’est la dépendances entre la propriété d’un élément B et un élément A cette élément doit être unique</text:p>
      <text:p text:style-name="P4"/>
      <text:p text:style-name="P4"/>
      <text:p text:style-name="P4">relation binaire fonctionnelles = un lien qui comporte soit 1 ou 0 entité relier</text:p>
      <text:p text:style-name="P4"/>
      <text:p text:style-name="P4">Schéma relationnelle :</text:p>
      <text:p text:style-name="P4"/>
      <text:p text:style-name="P4">attribut = caractéristiques</text:p>
      <text:p text:style-name="P4">clé primaire = id d’une table</text:p>
      <text:p text:style-name="P4">clé étrangère = id qui vient d’une autre table pour lier une table à une autre</text:p>
      <text:p text:style-name="P4"/>
      <text:p text:style-name="P4">juste avec les flèches</text:p>
      <text:p text:style-name="P4"/>
      <text:p text:style-name="P4">diagramme de classe :</text:p>
      <text:p text:style-name="P4"/>
      <text:p text:style-name="P4">classe = une entité</text:p>
      <text:p text:style-name="P4">attribut = caractéristiques</text:p>
      <text:p text:style-name="P4">relation = lien entre deux classe</text:p>
      <text:p text:style-name="P4"/>
      <text:p text:style-name="P4">avec multiplicité </text:p>
      <text:p text:style-name="P4"/>
      <text:p text:style-name="P4">classe association = multiplicité &gt; 1 <text:span text:style-name="T1">+ faire porter des infos à une relation</text:span></text:p>
      <text:p text:style-name="P4"/>
      <text:p text:style-name="P5">ternaire = clé primaire composé des 3 lien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09:27:28.114000000</meta:creation-date>
    <dc:date>2023-12-11T17:53:29.158000000</dc:date>
    <meta:editing-duration>PT7H56M12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30" meta:word-count="145" meta:character-count="1041" meta:non-whitespace-character-count="908"/>
  </office:meta>
</office:document-meta>
</file>